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MU Serif" svg:font-family="'CMU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horizontal-align="justify" draw:textarea-vertical-align="middle" draw:auto-grow-height="false" fo:min-height="3.18cm" fo:min-width="7.83cm"/>
      <style:paragraph-properties style:writing-mode="lr-tb"/>
    </style:style>
    <style:style style:name="gr2" style:family="graphic" style:parent-style-name="objectwithoutfill">
      <style:graphic-properties draw:textarea-horizontal-align="justify" draw:textarea-vertical-align="middle" draw:auto-grow-height="false" fo:min-height="2.219cm" fo:min-width="2.428cm"/>
      <style:paragraph-properties style:writing-mode="lr-tb"/>
    </style:style>
    <style:style style:name="gr3" style:family="graphic" style:parent-style-name="objectwithoutfill">
      <style:graphic-properties draw:fill="none" draw:textarea-vertical-align="middle" draw:auto-grow-height="false" fo:min-height="4.87cm" fo:min-width="0.258cm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3.849cm" fo:min-width="3.701cm"/>
      <style:paragraph-properties style:writing-mode="lr-tb"/>
    </style:style>
    <style:style style:name="gr5" style:family="graphic" style:parent-style-name="objectwithoutfill">
      <style:graphic-properties draw:textarea-horizontal-align="justify" draw:textarea-vertical-align="middle" draw:auto-grow-height="false" fo:min-height="2.084cm" fo:min-width="5.001cm"/>
      <style:paragraph-properties style:writing-mode="lr-tb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0.95cm" fo:min-width="8.339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3.8cm" svg:x="9.8cm" svg:y="8.6cm">
          <text:p text:style-name="P1">Systematic Re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3.7cm" svg:x="3.7cm" svg:y="9cm">
          <text:p text:style-name="P1">Primary</text:p>
          <text:p text:style-name="P1">Study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2" draw:layer="layout" svg:width="2.1cm" svg:height="5.4cm" svg:x="7.4cm" svg:y="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4.2cm" svg:height="5.1cm" svg:x="21.7cm" svg:y="8cm">
          <text:p text:style-name="P1">Objective</text:p>
          <text:p text:style-name="P1">summary</text:p>
          <text:p text:style-name="P1">of the</text:p>
          <text:p text:style-name="P1">eviden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draw:layer="layout" svg:width="5.5cm" svg:height="3.5cm" svg:x="8cm" svg:y="3cm">
          <text:p text:style-name="P1">Reviewer</text:p>
          <text:p text:style-name="P1">Expertise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" draw:layer="layout" svg:width="5.5cm" svg:height="3.5cm" svg:x="14.201cm" svg:y="3.001cm">
          <text:p text:style-name="P1">Domain</text:p>
          <text:p text:style-name="P1">Knowledge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" draw:layer="layout" svg:width="5.5cm" svg:height="3.5cm" svg:x="21.001cm" svg:y="14.101cm">
          <text:p text:style-name="P1">Teaching, practice</text:p>
          <text:p text:style-name="P1">Policies etc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" draw:layer="layout" svg:width="10.1cm" svg:height="2.4cm" svg:x="8.9cm" svg:y="12.6cm">
          <text:p text:style-name="P1">Identifies the need for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3" draw:layer="layout" svg:x1="18.6cm" svg:y1="10.5cm" svg:x2="21.6cm" svg:y2="10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MU Serif" svg:font-family="'CMU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1" draw:fill-hatch-name="Hatching_20_1" draw:fill-image-name="Bitmap_20_1"/>
      <style:text-properties style:font-name="CMU Serif" fo:font-family="'CMU Serif'" style:font-style-name="Regular" style:font-family-generic="roman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style:font-name="CMU Serif" fo:font-family="'CMU Serif'" style:font-style-name="Regular" style:font-family-generic="roman" style:font-pitch="varia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7T10:48:35.792830155</meta:creation-date>
    <dc:date>2020-03-27T10:54:58.654894042</dc:date>
    <meta:editing-duration>PT26S</meta:editing-duration>
    <meta:editing-cycles>1</meta:editing-cycles>
    <meta:document-statistic meta:object-count="9"/>
    <meta:generator>LibreOffice/6.3.5.2$Linux_X86_64 LibreOffice_project/30$Build-2</meta:generator>
  </office:meta>
</office:document-meta>
</file>